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655" officeooo:paragraph-rsid="000d0655"/>
    </style:style>
    <style:style style:name="P2" style:family="paragraph" style:parent-style-name="Standard" style:list-style-name="L1">
      <style:text-properties officeooo:rsid="000d0655" officeooo:paragraph-rsid="000d0655"/>
    </style:style>
    <style:style style:name="P3" style:family="paragraph" style:parent-style-name="Standard">
      <style:text-properties officeooo:paragraph-rsid="000d0655"/>
    </style:style>
    <style:style style:name="P4" style:family="paragraph" style:parent-style-name="Standard" style:list-style-name="L2">
      <style:text-properties officeooo:rsid="000dbbb8" officeooo:paragraph-rsid="000dbbb8"/>
    </style:style>
    <style:style style:name="P5" style:family="paragraph" style:parent-style-name="Standard">
      <style:text-properties officeooo:rsid="000dbbb8" officeooo:paragraph-rsid="000dbbb8"/>
    </style:style>
    <style:style style:name="P6" style:family="paragraph" style:parent-style-name="Standard" style:list-style-name="L3">
      <style:text-properties officeooo:rsid="000e73e8" officeooo:paragraph-rsid="000e73e8"/>
    </style:style>
    <style:style style:name="P7" style:family="paragraph" style:parent-style-name="Standard" style:list-style-name="L4">
      <style:text-properties officeooo:rsid="00106284" officeooo:paragraph-rsid="00106284"/>
    </style:style>
    <style:style style:name="P8" style:family="paragraph" style:parent-style-name="Standard">
      <style:text-properties officeooo:rsid="00106284" officeooo:paragraph-rsid="00106284"/>
    </style:style>
    <style:style style:name="P9" style:family="paragraph" style:parent-style-name="Standard" style:list-style-name="L5">
      <style:text-properties officeooo:rsid="00106284" officeooo:paragraph-rsid="00106284"/>
    </style:style>
    <style:style style:name="P10" style:family="paragraph" style:parent-style-name="Standard">
      <style:text-properties officeooo:rsid="0011f07f" officeooo:paragraph-rsid="0011f07f"/>
    </style:style>
    <style:style style:name="P11" style:family="paragraph" style:parent-style-name="Standard" style:list-style-name="L6">
      <style:text-properties officeooo:rsid="00145939" officeooo:paragraph-rsid="00145939"/>
    </style:style>
    <style:style style:name="P12" style:family="paragraph" style:parent-style-name="Standard" style:list-style-name="L6">
      <style:text-properties officeooo:rsid="00145939" officeooo:paragraph-rsid="0018ece8"/>
    </style:style>
    <style:style style:name="P13" style:family="paragraph" style:parent-style-name="Standard" style:list-style-name="L7">
      <style:text-properties officeooo:rsid="00145939" officeooo:paragraph-rsid="00145939"/>
    </style:style>
    <style:style style:name="P14" style:family="paragraph" style:parent-style-name="Standard" style:list-style-name="L6">
      <style:text-properties officeooo:rsid="001acb36" officeooo:paragraph-rsid="001acb36"/>
    </style:style>
    <style:style style:name="P15" style:family="paragraph" style:parent-style-name="Standard" style:list-style-name="L6">
      <style:text-properties officeooo:rsid="001acb36" officeooo:paragraph-rsid="001c86e1"/>
    </style:style>
    <style:style style:name="T1" style:family="text">
      <style:text-properties officeooo:rsid="000d0655"/>
    </style:style>
    <style:style style:name="T2" style:family="text">
      <style:text-properties officeooo:rsid="000dbbb8"/>
    </style:style>
    <style:style style:name="T3" style:family="text">
      <style:text-properties officeooo:rsid="00106284"/>
    </style:style>
    <style:style style:name="T4" style:family="text">
      <style:text-properties officeooo:rsid="0012ca98"/>
    </style:style>
    <style:style style:name="T5" style:family="text">
      <style:text-properties officeooo:rsid="0017c015"/>
    </style:style>
    <style:style style:name="T6" style:family="text">
      <style:text-properties officeooo:rsid="0018ece8"/>
    </style:style>
    <style:style style:name="T7" style:family="text">
      <style:text-properties officeooo:rsid="001acb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ador de cenários de teste</text:p>
      <text:p text:style-name="P1"/>
      <text:p text:style-name="P10">Propriedades gerais dos nós:</text:p>
      <text:p text:style-name="P10"/>
      <text:list xml:id="list1325688472" text:style-name="L7">
        <text:list-item>
          <text:p text:style-name="P13">Mensagem de Passo <text:span text:style-name="T5">&lt;string?&gt;</text:span></text:p>
        </text:list-item>
      </text:list>
      <text:list xml:id="list3030722970" text:style-name="L6">
        <text:list-item>
          <text:p text:style-name="P12">Nó é objetivo final: &lt;boolean?&gt; default: false</text:p>
        </text:list-item>
        <text:list-item>
          <text:p text:style-name="P15">Passo anterior &lt;object?&gt;</text:p>
        </text:list-item>
        <text:list-item>
          <text:p text:style-name="P15">Próximo Passo &lt;object?&gt;</text:p>
          <text:p text:style-name="P11"/>
        </text:list-item>
        <text:list-item>
          <text:p text:style-name="P12">Registrar <text:span text:style-name="T7">Mensagem de </text:span>Passo <text:span text:style-name="T6">do </text:span>cenário(): &lt;string&gt;</text:p>
        </text:list-item>
      </text:list>
      <text:p text:style-name="P10"><text:tab/></text:p>
      <text:p text:style-name="P1"/>
      <text:p text:style-name="P1">Entidades do fluxograma <text:span text:style-name="T2">(nós do fluxo)</text:span>:</text:p>
      <text:p text:style-name="P1"/>
      <text:p text:style-name="P3"><text:tab/>Início <text:span text:style-name="T1">(nó de início do fluxo)</text:span>:</text:p>
      <text:list xml:id="list506836629" text:style-name="L1">
        <text:list-item>
          <text:p text:style-name="P2">Conector com fluxo passado (que invocou este fluxo) <text:span text:style-name="T3">&lt;object?&gt;</text:span></text:p>
        </text:list-item>
      </text:list>
      <text:p text:style-name="P1"/>
      <text:p text:style-name="P1"><text:tab/><text:span text:style-name="T2">Pré-condições (condições prévias para o fluxo):</text:span></text:p>
      <text:list xml:id="list1427706935" text:style-name="L3">
        <text:list-item>
          <text:p text:style-name="P6">Condições &lt;array?&gt;</text:p>
        </text:list-item>
      </text:list>
      <text:p text:style-name="P1"/>
      <text:p text:style-name="P1"><text:tab/>Verificador <text:span text:style-name="T2">(verifica uma condição e bifurca o fluxo):</text:span></text:p>
      <text:list xml:id="list3998339689" text:style-name="L2">
        <text:list-item>
          <text:p text:style-name="P4">Condição verificada <text:span text:style-name="T3">&lt;string&gt;</text:span></text:p>
        </text:list-item>
        <text:list-item>
          <text:p text:style-name="P4">Respostas/caminhos possíveis &lt;array&gt;</text:p>
        </text:list-item>
      </text:list>
      <text:p text:style-name="P5"/>
      <text:p text:style-name="P5"><text:tab/> <text:span text:style-name="T3">Mensagem do Sistema (output vocalizado pelo URA):</text:span></text:p>
      <text:list xml:id="list137701982" text:style-name="L4">
        <text:list-item>
          <text:p text:style-name="P7">Output esperado &lt;string&gt;</text:p>
        </text:list-item>
      </text:list>
      <text:p text:style-name="P8"/>
      <text:p text:style-name="P8"><text:tab/>Invocador de fluxos/<text:span text:style-name="T4">serviços</text:span> (nó que invoca fluxos auxiliares. Ex: fluxo de senha, adesão conta digital)</text:p>
      <text:list xml:id="list615885159" text:style-name="L5">
        <text:list-item>
          <text:p text:style-name="P9">Fluxo invocado &lt;object&gt;</text:p>
        </text:list-item>
        <text:list-item>
          <text:p text:style-name="P9">Respostas/caminhos possíveis (com base nas respostas do fluxo auxiliar)</text:p>
        </text:list-item>
      </text:list>
      <text:p text:style-name="P8"/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0:43:56.970099615</meta:creation-date>
    <dc:date>2020-06-08T14:13:30.606091188</dc:date>
    <meta:editing-duration>PT1H7M59S</meta:editing-duration>
    <meta:editing-cycles>11</meta:editing-cycles>
    <meta:generator>LibreOffice/5.3.6.1$Linux_X86_64 LibreOffice_project/30$Build-1</meta:generator>
    <meta:document-statistic meta:table-count="0" meta:image-count="0" meta:object-count="0" meta:page-count="1" meta:paragraph-count="23" meta:word-count="126" meta:character-count="832" meta:non-whitespace-character-count="731"/>
  </office:meta>
</office:document-meta>
</file>